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Gras Italique"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automatic-styles>
    <style:style style:name="Tableau1" style:family="table">
      <style:table-properties style:width="10.107cm" table:align="left"/>
    </style:style>
    <style:style style:name="Tableau1.A" style:family="table-column">
      <style:table-column-properties style:column-width="6.006cm"/>
    </style:style>
    <style:style style:name="Tableau1.B" style:family="table-column">
      <style:table-column-properties style:column-width="4.101cm"/>
    </style:style>
    <style:style style:name="Tableau1.A1" style:family="table-cell">
      <style:table-cell-properties style:vertical-align="middle" fo:padding="0cm" fo:border="none" style:writing-mode="page"/>
    </style:style>
    <style:style style:name="Tableau2" style:family="table">
      <style:table-properties style:width="19.001cm" fo:margin-top="0cm" fo:margin-bottom="0cm" table:align="margins"/>
    </style:style>
    <style:style style:name="Tableau2.A" style:family="table-column">
      <style:table-column-properties style:column-width="7.001cm" style:rel-column-width="24146*"/>
    </style:style>
    <style:style style:name="Tableau2.B" style:family="table-column">
      <style:table-column-properties style:column-width="12cm" style:rel-column-width="41389*"/>
    </style:style>
    <style:style style:name="Tableau2.A1" style:family="table-cell">
      <style:table-cell-properties style:vertical-align="middle" fo:background-color="transparent" fo:padding="0.097cm" fo:border-left="1pt solid #000000" fo:border-right="none" fo:border-top="1pt solid #000000" fo:border-bottom="1pt solid #000000">
        <style:background-image/>
      </style:table-cell-properties>
    </style:style>
    <style:style style:name="Tableau2.B1" style:family="table-cell">
      <style:table-cell-properties style:vertical-align="middle" fo:background-color="transparent" fo:padding="0.097cm" fo:border="1pt solid #000000">
        <style:background-image/>
      </style:table-cell-properties>
    </style:style>
    <style:style style:name="Tableau2.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leau2.B2"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P1" style:family="paragraph" style:parent-style-name="Standard">
      <style:paragraph-properties fo:text-align="center" style:justify-single-word="false"/>
      <style:text-properties officeooo:paragraph-rsid="000197b8"/>
    </style:style>
    <style:style style:name="P2" style:family="paragraph" style:parent-style-name="Table_20_Contents">
      <style:paragraph-properties fo:text-align="center" style:justify-single-word="false"/>
      <style:text-properties officeooo:paragraph-rsid="000197b8"/>
    </style:style>
    <style:style style:name="P3" style:family="paragraph" style:parent-style-name="Table_20_Contents">
      <style:paragraph-properties fo:margin-top="0cm" fo:margin-bottom="0cm" style:contextual-spacing="false" fo:text-align="center" style:justify-single-word="false"/>
      <style:text-properties officeooo:paragraph-rsid="000197b8"/>
    </style:style>
    <style:style style:name="P4" style:family="paragraph" style:parent-style-name="Table_20_Contents">
      <loext:graphic-properties draw:fill-image-width="0cm" draw:fill-image-height="0cm"/>
      <style:paragraph-properties fo:margin-top="0cm" fo:margin-bottom="0cm" style:contextual-spacing="false" fo:text-align="center" style:justify-single-word="false"/>
      <style:text-properties officeooo:paragraph-rsid="000197b8"/>
    </style:style>
    <style:style style:name="P5" style:family="paragraph" style:parent-style-name="Table_20_Contents">
      <style:paragraph-properties fo:margin-top="0cm" fo:margin-bottom="0cm" style:contextual-spacing="false" fo:text-align="center" style:justify-single-word="false">
        <style:tab-stops/>
      </style:paragraph-properties>
      <style:text-properties officeooo:paragraph-rsid="000197b8"/>
    </style:style>
    <style:style style:name="P6" style:family="paragraph" style:parent-style-name="Standard">
      <style:paragraph-properties fo:text-align="start" style:justify-single-word="false"/>
      <style:text-properties officeooo:paragraph-rsid="000197b8"/>
    </style:style>
    <style:style style:name="P7" style:family="paragraph" style:parent-style-name="Standard">
      <style:text-properties fo:font-weight="bold" officeooo:rsid="00fcac49" officeooo:paragraph-rsid="000197b8" style:font-weight-asian="bold" style:font-weight-complex="bold"/>
    </style:style>
    <style:style style:name="P8" style:family="paragraph" style:parent-style-name="Standard">
      <style:paragraph-properties fo:line-height="100%"/>
      <style:text-properties fo:font-weight="bold" officeooo:rsid="01079b68" officeooo:paragraph-rsid="000197b8" style:font-weight-asian="bold" style:font-weight-complex="bold"/>
    </style:style>
    <style:style style:name="P9" style:family="paragraph" style:parent-style-name="Standard">
      <style:text-properties fo:font-weight="bold" officeooo:rsid="00fe9bf6" officeooo:paragraph-rsid="000197b8" style:font-weight-asian="bold" style:font-weight-complex="bold"/>
    </style:style>
    <style:style style:name="P10" style:family="paragraph" style:parent-style-name="Standard">
      <style:text-properties officeooo:rsid="00fcac49" officeooo:paragraph-rsid="000197b8"/>
    </style:style>
    <style:style style:name="P11" style:family="paragraph" style:parent-style-name="Standard">
      <style:text-properties officeooo:paragraph-rsid="000197b8"/>
    </style:style>
    <style:style style:name="P12" style:family="paragraph" style:parent-style-name="Table_20_Contents">
      <style:text-properties officeooo:paragraph-rsid="000197b8"/>
    </style:style>
    <style:style style:name="P13" style:family="paragraph" style:parent-style-name="tfCours">
      <loext:graphic-properties draw:fill="solid" draw:fill-color="#99cc99" draw:fill-image-width="0cm" draw:fill-image-height="0cm"/>
      <style:paragraph-properties fo:margin-left="0.3cm" fo:margin-right="0cm" fo:text-indent="0cm" style:auto-text-indent="false" fo:background-color="#99cc99"/>
      <style:text-properties officeooo:paragraph-rsid="000197b8"/>
    </style:style>
    <style:style style:name="P14" style:family="paragraph" style:parent-style-name="tfCours">
      <style:text-properties officeooo:paragraph-rsid="000197b8"/>
    </style:style>
    <style:style style:name="P15" style:family="paragraph" style:parent-style-name="Standard">
      <style:text-properties style:font-name="Times New Roman" fo:font-size="18pt" officeooo:paragraph-rsid="000197b8" style:font-size-asian="18pt" style:font-size-complex="18pt"/>
    </style:style>
    <style:style style:name="P16" style:family="paragraph" style:parent-style-name="Standard">
      <style:text-properties officeooo:rsid="01137ed0" officeooo:paragraph-rsid="000197b8"/>
    </style:style>
    <style:style style:name="P17" style:family="paragraph" style:parent-style-name="Standard">
      <style:text-properties officeooo:rsid="01013668" officeooo:paragraph-rsid="000197b8"/>
    </style:style>
    <style:style style:name="P18" style:family="paragraph" style:parent-style-name="Standard">
      <style:paragraph-properties fo:text-align="center" style:justify-single-word="false"/>
      <style:text-properties officeooo:rsid="00fe9bf6" officeooo:paragraph-rsid="000197b8"/>
    </style:style>
    <style:style style:name="P19" style:family="paragraph" style:parent-style-name="Standard">
      <style:text-properties officeooo:rsid="00fe9bf6" officeooo:paragraph-rsid="000197b8"/>
    </style:style>
    <style:style style:name="P20" style:family="paragraph" style:parent-style-name="Standard">
      <style:paragraph-properties fo:line-height="100%"/>
      <style:text-properties officeooo:paragraph-rsid="000197b8"/>
    </style:style>
    <style:style style:name="P21" style:family="paragraph" style:parent-style-name="Standard">
      <style:paragraph-properties fo:line-height="100%"/>
      <style:text-properties officeooo:rsid="01055812" officeooo:paragraph-rsid="000197b8"/>
    </style:style>
    <style:style style:name="P22" style:family="paragraph" style:parent-style-name="Standard">
      <style:paragraph-properties fo:line-height="100%"/>
      <style:text-properties officeooo:rsid="01062643" officeooo:paragraph-rsid="000197b8"/>
    </style:style>
    <style:style style:name="P23" style:family="paragraph" style:parent-style-name="Standard">
      <style:paragraph-properties fo:line-height="100%"/>
      <style:text-properties officeooo:rsid="01079b68" officeooo:paragraph-rsid="000197b8"/>
    </style:style>
    <style:style style:name="P24" style:family="paragraph" style:parent-style-name="Table_20_Contents">
      <style:text-properties officeooo:rsid="01079b68" officeooo:paragraph-rsid="000197b8"/>
    </style:style>
    <style:style style:name="P25" style:family="paragraph" style:parent-style-name="Table_20_Contents">
      <style:paragraph-properties fo:text-align="center" style:justify-single-word="false"/>
      <style:text-properties style:font-name="Arial1" fo:font-weight="bold" officeooo:paragraph-rsid="000197b8" style:font-weight-asian="bold" style:font-weight-complex="bold"/>
    </style:style>
    <style:style style:name="P26" style:family="paragraph" style:parent-style-name="Table_20_Contents">
      <style:paragraph-properties fo:margin-left="0.3cm" fo:margin-right="0cm" fo:text-align="start" style:justify-single-word="false" fo:text-indent="0cm" style:auto-text-indent="false"/>
      <style:text-properties style:font-name="Arial1" fo:font-weight="bold" officeooo:paragraph-rsid="000197b8" style:font-weight-asian="bold" style:font-weight-complex="bold"/>
    </style:style>
    <style:style style:name="P27" style:family="paragraph" style:parent-style-name="tfCours">
      <style:paragraph-properties fo:line-height="150%" fo:padding-left="0.101cm" fo:padding-right="0.101cm" fo:padding-top="0.3cm" fo:padding-bottom="0.3cm" fo:border="none" style:join-border="false"/>
      <style:text-properties officeooo:paragraph-rsid="000197b8"/>
    </style:style>
    <style:style style:name="P28" style:family="paragraph" style:parent-style-name="tfCours">
      <loext:graphic-properties draw:fill="solid" draw:fill-color="#99cc99" draw:fill-image-width="0cm" draw:fill-image-height="0cm"/>
      <style:paragraph-properties fo:margin-left="0.3cm" fo:margin-right="0cm" fo:text-indent="0cm" style:auto-text-indent="false" fo:background-color="#99cc99"/>
      <style:text-properties officeooo:rsid="0002dd38" officeooo:paragraph-rsid="0002dd38"/>
    </style:style>
    <style:style style:name="P29" style:family="paragraph" style:parent-style-name="tfTitre_20_Chapitre" style:master-page-name="Right_20_Page">
      <style:paragraph-properties style:page-number="auto"/>
      <style:text-properties fo:text-transform="uppercase" style:font-name="Arial1" fo:font-size="26pt" fo:font-weight="bold" officeooo:rsid="00f9ea83" officeooo:paragraph-rsid="000197b8" style:font-size-asian="20pt" style:font-weight-asian="bold" style:font-size-complex="20pt" style:font-weight-complex="bold"/>
    </style:style>
    <style:style style:name="P30" style:family="paragraph" style:parent-style-name="Standard" style:list-style-name="tfPuce">
      <style:text-properties officeooo:paragraph-rsid="000197b8"/>
    </style:style>
    <style:style style:name="P31" style:family="paragraph" style:parent-style-name="Standard" style:list-style-name="tfPuce">
      <style:paragraph-properties fo:line-height="100%"/>
      <style:text-properties officeooo:paragraph-rsid="000197b8"/>
    </style:style>
    <style:style style:name="P32" style:family="paragraph" style:parent-style-name="Standard" style:list-style-name="tfPuce">
      <style:paragraph-properties fo:line-height="100%"/>
      <style:text-properties officeooo:paragraph-rsid="0003c9d5"/>
    </style:style>
    <style:style style:name="P33" style:family="paragraph" style:parent-style-name="tfTitre_20_I_29_">
      <style:text-properties fo:text-transform="uppercase" style:font-name="Arial2" fo:font-size="22pt" fo:font-style="italic" fo:font-weight="bold" officeooo:rsid="00f9ea83" officeooo:paragraph-rsid="000197b8" style:font-size-asian="20pt" style:font-weight-asian="bold" style:font-size-complex="20pt" style:font-weight-complex="bold"/>
    </style:style>
    <style:style style:name="P34" style:family="paragraph" style:parent-style-name="tfTitre_20_I_29_">
      <style:paragraph-properties fo:break-before="page"/>
      <style:text-properties officeooo:paragraph-rsid="000197b8"/>
    </style:style>
    <style:style style:name="P35" style:family="paragraph">
      <loext:graphic-properties draw:fill="none"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indent="0cm" style:writing-mode="lr-tb"/>
    </style:style>
    <style:style style:name="P3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style>
    <style:style style:name="P42"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indent="0cm"/>
    </style:style>
    <style:style style:name="P45" style:family="paragraph">
      <loext:graphic-properties draw:fill="solid" draw:fill-color="#729fcf"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0000"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1565c0"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0000" loext:opacity="100%" style:text-outline="false" style:text-line-through-style="none" style:text-line-through-type="none" style:font-name="Times New Roman"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355269" loext:opacity="100%" style:text-outline="false" style:text-line-through-style="none" style:text-line-through-type="none" style:font-name="Times New Roman2" fo:font-size="22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ize="18pt" officeooo:rsid="01092176"/>
    </style:style>
    <style:style style:name="T2" style:family="text">
      <style:text-properties fo:font-size="18pt" officeooo:rsid="00fb6f9d"/>
    </style:style>
    <style:style style:name="T3" style:family="text">
      <style:text-properties fo:font-size="18pt" officeooo:rsid="01137ed0" style:font-size-asian="18pt" style:font-size-complex="18pt"/>
    </style:style>
    <style:style style:name="T4" style:family="text">
      <style:text-properties fo:font-size="18pt" officeooo:rsid="010acaf1" style:font-size-asian="18pt" style:font-size-complex="18pt"/>
    </style:style>
    <style:style style:name="T5" style:family="text">
      <style:text-properties fo:font-size="18pt" officeooo:rsid="01092176" style:font-size-asian="18pt" style:font-size-complex="18pt"/>
    </style:style>
    <style:style style:name="T6" style:family="text">
      <style:text-properties fo:font-size="18pt" officeooo:rsid="00fb6f9d" style:font-size-asian="18pt" style:font-size-complex="18pt"/>
    </style:style>
    <style:style style:name="T7" style:family="text">
      <style:text-properties fo:font-size="18pt" officeooo:rsid="01032e4a"/>
    </style:style>
    <style:style style:name="T8" style:family="text">
      <style:text-properties fo:font-size="18pt" officeooo:rsid="0100a403" fo:background-color="transparent" loext:char-shading-value="0"/>
    </style:style>
    <style:style style:name="T9" style:family="text">
      <style:text-properties fo:font-size="18pt" fo:font-weight="bold" style:font-weight-asian="bold" style:font-weight-complex="bold"/>
    </style:style>
    <style:style style:name="T10" style:family="text">
      <style:text-properties fo:font-size="18pt" fo:font-weight="bold" officeooo:rsid="0104650f" style:font-weight-asian="bold" style:font-weight-complex="bold"/>
    </style:style>
    <style:style style:name="T11" style:family="text">
      <style:text-properties fo:font-size="18pt" officeooo:rsid="0100a403"/>
    </style:style>
    <style:style style:name="T12" style:family="text">
      <style:text-properties fo:font-size="18pt" officeooo:rsid="00fe9bf6"/>
    </style:style>
    <style:style style:name="T13" style:family="text">
      <style:text-properties fo:font-size="18pt" officeooo:rsid="0104650f"/>
    </style:style>
    <style:style style:name="T14" style:family="text">
      <style:text-properties officeooo:rsid="00fb6f9d"/>
    </style:style>
    <style:style style:name="T15" style:family="text">
      <style:text-properties officeooo:rsid="010acaf1"/>
    </style:style>
    <style:style style:name="T16" style:family="text">
      <style:text-properties style:font-name="Times New Roman" fo:font-size="18pt" officeooo:rsid="01092176" style:font-size-asian="18pt" style:font-size-complex="18pt"/>
    </style:style>
    <style:style style:name="T17" style:family="text">
      <style:text-properties style:font-name="Times New Roman" fo:font-size="18pt" officeooo:rsid="01137ed0" style:font-size-asian="18pt" style:font-size-complex="18pt"/>
    </style:style>
    <style:style style:name="T18" style:family="text">
      <style:text-properties style:font-name="Times New Roman" fo:font-size="18pt" officeooo:rsid="010acaf1" style:font-size-asian="18pt" style:font-size-complex="18pt"/>
    </style:style>
    <style:style style:name="T19" style:family="text">
      <style:text-properties style:font-name="Times New Roman" fo:font-size="18pt" officeooo:rsid="00fcac49" style:font-size-asian="18pt" style:font-size-complex="18pt"/>
    </style:style>
    <style:style style:name="T20" style:family="text">
      <style:text-properties style:font-name="Times New Roman" fo:font-size="18pt" officeooo:rsid="00fd2df0" style:font-size-asian="18pt" style:font-size-complex="18pt"/>
    </style:style>
    <style:style style:name="T21" style:family="text">
      <style:text-properties style:font-name="Times New Roman" fo:font-size="18pt" officeooo:rsid="00fe9bf6" style:font-size-asian="18pt" style:font-size-complex="18pt"/>
    </style:style>
    <style:style style:name="T22" style:family="text">
      <style:text-properties officeooo:rsid="00fcac49"/>
    </style:style>
    <style:style style:name="T23" style:family="text">
      <style:text-properties officeooo:rsid="0118775e"/>
    </style:style>
    <style:style style:name="T24" style:family="text">
      <style:text-properties fo:font-weight="bold" officeooo:rsid="00fe9bf6" style:font-weight-asian="bold" style:font-weight-complex="bold"/>
    </style:style>
    <style:style style:name="T25" style:family="text">
      <style:text-properties officeooo:rsid="01013668"/>
    </style:style>
    <style:style style:name="T26" style:family="text">
      <style:text-properties officeooo:rsid="00fe9bf6"/>
    </style:style>
    <style:style style:name="T27" style:family="text">
      <style:text-properties officeooo:rsid="01055812"/>
    </style:style>
    <style:style style:name="T28" style:family="text">
      <style:text-properties officeooo:rsid="01062643"/>
    </style:style>
    <style:style style:name="T29" style:family="text">
      <style:text-properties officeooo:rsid="01079b68"/>
    </style:style>
    <style:style style:name="T30" style:family="text">
      <style:text-properties officeooo:rsid="01137ed0"/>
    </style:style>
    <style:style style:name="T31" style:family="text">
      <style:text-properties fo:background-color="transparent" loext:char-shading-value="0"/>
    </style:style>
    <style:style style:name="T32" style:family="text">
      <style:text-properties style:text-position="super 58%" fo:background-color="transparent" loext:char-shading-value="0"/>
    </style:style>
    <style:style style:name="T33" style:family="text">
      <style:text-properties officeooo:rsid="0003c9d5"/>
    </style:style>
    <style:style style:name="T34" style:family="text">
      <style:text-properties officeooo:rsid="0003f930"/>
    </style:style>
    <style:style style:name="T35" style:family="text">
      <style:text-properties fo:font-variant="normal" fo:text-transform="none"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ff0000"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0000" loext:opacity="100%" style:text-outline="false" style:text-line-through-style="none" style:text-line-through-type="none" style:font-name="Times New Roman"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355269" loext:opacity="100%" style:text-outline="false" style:text-line-through-style="none" style:text-line-through-type="none" style:font-name="Times New Roman2" fo:font-size="22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draw:stroke-dash="Dashed_20__28_var_29__20_3" svg:stroke-width="0.03cm" svg:stroke-color="#3465a4" draw:marker-start="" draw:marker-start-width="0.25cm" draw:marker-start-center="false" draw:marker-end="" draw:marker-end-width="0.25cm" draw:marker-end-center="false" draw:stroke-linejoin="none" svg:stroke-linecap="butt" draw:fill="none" draw:fill-color="#000000"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 style:family="graphic">
      <style:graphic-properties draw:stroke="solid" draw:stroke-dash="Dashed_20__28_var_29__20_3" svg:stroke-width="0.03cm" svg:stroke-color="#000000" draw:marker-start="" draw:marker-start-width="0.25cm" draw:marker-start-center="false" draw:marker-end="" draw:marker-end-width="0.25cm" draw:marker-end-center="false" draw:stroke-linejoin="round" svg:stroke-linecap="round" draw:fill="none" draw:fill-color="#000000"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4" style:family="graphic">
      <style:graphic-properties draw:stroke="solid" draw:stroke-dash="Dashed_20__28_var_29__20_3" svg:stroke-width="0.03cm" svg:stroke-color="#000000" draw:marker-start="" draw:marker-start-width="0.25cm" draw:marker-start-center="false" draw:marker-end="" draw:marker-end-width="0.25cm" draw:marker-end-center="false" draw:stroke-linejoin="none" svg:stroke-linecap="round" draw:fill="none" draw:fill-color="#000000"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5" style:family="graphic">
      <style:graphic-properties draw:stroke="solid" draw:stroke-dash="Dashed_20__28_var_29__20_3" svg:stroke-width="0.03cm" svg:stroke-color="#ff0000" draw:marker-start="" draw:marker-start-width="0.199cm" draw:marker-start-center="false" draw:marker-end="" draw:marker-end-width="0.199cm" draw:marker-end-center="false" draw:stroke-linejoin="round" svg:stroke-linecap="round"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6" style:family="graphic">
      <style:graphic-properties draw:stroke="solid" draw:stroke-dash="Dashed_20__28_var_29__20_3" svg:stroke-width="0.049cm" svg:stroke-color="#000000" draw:marker-start="" draw:marker-start-width="0.28cm" draw:marker-start-center="false" draw:marker-end="" draw:marker-end-width="0.28cm" draw:marker-end-center="false" draw:stroke-linejoin="round" svg:stroke-linecap="round" draw:fill="solid" draw:fill-color="#729fcf"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7"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8" style:family="graphic">
      <style:graphic-properties draw:stroke="solid" draw:stroke-dash="Dashed_20__28_var_29__20_3" svg:stroke-width="0.049cm" svg:stroke-color="#000000" draw:marker-start="" draw:marker-start-width="0.229cm" draw:marker-start-center="false" draw:marker-end="" draw:marker-end-width="0.229cm" draw:marker-end-center="false" draw:stroke-linejoin="round" svg:stroke-linecap="round" draw:fill="solid" draw:fill-color="#729fcf"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solid" svg:stroke-width="0.049cm" svg:stroke-color="#000000" draw:marker-start="" draw:marker-start-width="0.36cm" draw:marker-start-center="false" draw:marker-end="" draw:marker-end-width="0.36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10" style:family="graphic">
      <style:graphic-properties draw:stroke="dash" draw:stroke-dash="Long_20_Dash"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 style:family="graphic">
      <style:graphic-properties draw:stroke="solid" svg:stroke-width="0.049cm" svg:stroke-color="#000000" draw:marker-start="" draw:marker-start-width="0.379cm" draw:marker-start-center="fals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width="true" fo:min-height="0.628cm" fo:min-width="0.422cm" fo:padding-top="0.03cm" fo:padding-bottom="0.03cm" fo:padding-left="0.049cm" fo:padding-right="0.049cm" draw:shadow="hidden" draw:shadow-offset-x="0.3cm" draw:shadow-offset-y="0.3cm" draw:shadow-color="#808080" style:run-through="foreground"/>
      <style:paragraph-properties style:writing-mode="lr-tb"/>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width="true" fo:min-height="0.628cm" fo:min-width="0.496cm" fo:padding-top="0.03cm" fo:padding-bottom="0.03cm" fo:padding-left="0.049cm" fo:padding-right="0.049cm" draw:shadow="hidden" draw:shadow-offset-x="0.3cm" draw:shadow-offset-y="0.3cm" draw:shadow-color="#808080" style:run-through="foreground"/>
      <style:paragraph-properties style:writing-mode="lr-tb"/>
    </style:style>
    <style:style style:name="gr14" style:family="graphic">
      <style:graphic-properties draw:stroke="solid" svg:stroke-width="0.03cm" svg:stroke-color="#ff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5" style:family="graphic">
      <style:graphic-properties draw:stroke="solid" svg:stroke-width="0.009cm" svg:stroke-color="#000000" draw:marker-start="" draw:marker-start-width="0.3cm" draw:marker-start-center="false" draw:marker-end="" draw:marker-end-width="0.3cm" draw:marker-end-center="false" draw:fill="solid" draw:fill-color="#99ccff" draw:textarea-horizontal-align="center" draw:textarea-vertical-align="middle" fo:padding-top="0.004cm" fo:padding-bottom="0.004cm" fo:padding-left="0.004cm" fo:padding-right="0.004cm" draw:shadow="hidden" draw:shadow-offset-x="0.3cm" draw:shadow-offset-y="0.3cm" draw:shadow-color="#808080" style:run-through="foreground"/>
    </style:style>
    <style:style style:name="gr16" style:family="graphic">
      <style:graphic-properties draw:stroke="none" svg:stroke-width="0.009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049cm" svg:stroke-color="#000000" draw:marker-start="" draw:marker-start-width="0.36cm" draw:marker-start-center="false" draw:marker-end="" draw:marker-end-width="0.36cm" draw:marker-end-center="false" draw:fill="solid" draw:fill-color="#cccccc"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18" style:family="graphic">
      <style:graphic-properties draw:stroke="dash" draw:stroke-dash="Long_20_Dash" svg:stroke-width="0.019cm" svg:stroke-color="#000000" draw:marker-start="" draw:marker-start-width="0.191cm" draw:marker-start-center="false" draw:marker-end="" draw:marker-end-width="0.191cm" draw:marker-end-center="false" draw:stroke-linejoin="round" svg:stroke-linecap="round"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559cm" fo:min-width="0.46cm" fo:padding-top="0.03cm" fo:padding-bottom="0.03cm" fo:padding-left="0.049cm" fo:padding-right="0.049cm" draw:shadow="hidden" draw:shadow-offset-x="0.199cm" draw:shadow-offset-y="0.199cm" draw:shadow-color="#808080" style:run-through="foreground"/>
      <style:paragraph-properties style:writing-mode="lr-tb"/>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559cm" fo:min-width="0.323cm" fo:padding-top="0.03cm" fo:padding-bottom="0.03cm" fo:padding-left="0.049cm" fo:padding-right="0.049cm" draw:shadow="hidden" draw:shadow-offset-x="0.199cm" draw:shadow-offset-y="0.199cm" draw:shadow-color="#808080" style:run-through="foreground"/>
      <style:paragraph-properties style:writing-mode="lr-tb"/>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559cm" fo:min-width="0.349cm" fo:padding-top="0.03cm" fo:padding-bottom="0.03cm" fo:padding-left="0.049cm" fo:padding-right="0.049cm" draw:shadow="hidden" draw:shadow-offset-x="0.199cm" draw:shadow-offset-y="0.199cm" draw:shadow-color="#808080" style:run-through="foreground"/>
      <style:paragraph-properties style:writing-mode="lr-tb"/>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559cm" fo:min-width="0.427cm" fo:padding-top="0.03cm" fo:padding-bottom="0.03cm" fo:padding-left="0.049cm" fo:padding-right="0.049cm" draw:shadow="hidden" draw:shadow-offset-x="0.199cm" draw:shadow-offset-y="0.199cm" draw:shadow-color="#808080" style:run-through="foreground"/>
      <style:paragraph-properties style:writing-mode="lr-tb"/>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557cm" fo:min-width="0.295cm" fo:padding-top="0.03cm" fo:padding-bottom="0.03cm" fo:padding-left="0.049cm" fo:padding-right="0.049cm" draw:shadow="hidden" draw:shadow-offset-x="0.199cm" draw:shadow-offset-y="0.199cm" draw:shadow-color="#808080" style:run-through="foreground"/>
      <style:paragraph-properties style:writing-mode="lr-tb"/>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557cm" fo:min-width="0.321cm" fo:padding-top="0.03cm" fo:padding-bottom="0.03cm" fo:padding-left="0.049cm" fo:padding-right="0.049cm" draw:shadow="hidden" draw:shadow-offset-x="0.199cm" draw:shadow-offset-y="0.199cm" draw:shadow-color="#808080" style:run-through="foreground"/>
      <style:paragraph-properties style:writing-mode="lr-tb"/>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557cm" fo:min-width="0.349cm" fo:padding-top="0.03cm" fo:padding-bottom="0.03cm" fo:padding-left="0.049cm" fo:padding-right="0.049cm" draw:shadow="hidden" draw:shadow-offset-x="0.199cm" draw:shadow-offset-y="0.199cm" draw:shadow-color="#808080" style:run-through="foreground"/>
      <style:paragraph-properties style:writing-mode="lr-tb"/>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557cm" fo:min-width="0.4cm" fo:padding-top="0.03cm" fo:padding-bottom="0.03cm" fo:padding-left="0.049cm" fo:padding-right="0.049cm" draw:shadow="hidden" draw:shadow-offset-x="0.199cm" draw:shadow-offset-y="0.199cm" draw:shadow-color="#808080" style:run-through="foreground"/>
      <style:paragraph-properties style:writing-mode="lr-tb"/>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557cm" fo:min-width="0.427cm" fo:padding-top="0.03cm" fo:padding-bottom="0.03cm" fo:padding-left="0.049cm" fo:padding-right="0.049cm" draw:shadow="hidden" draw:shadow-offset-x="0.199cm" draw:shadow-offset-y="0.199cm" draw:shadow-color="#808080" style:run-through="foreground"/>
      <style:paragraph-properties style:writing-mode="lr-tb"/>
    </style:style>
    <style:style style:name="gr28" style:family="graphic">
      <style:graphic-properties draw:stroke="solid" svg:stroke-width="0.03cm" svg:stroke-color="#000000" draw:marker-start="" draw:marker-start-width="0.25cm" draw:marker-start-center="false" draw:marker-end="" draw:marker-end-width="0.25cm" draw:marker-end-center="false" draw:fill="solid" draw:fill-color="#729fcf" draw:opacity="50%" draw:textarea-horizontal-align="justify" draw:textarea-vertical-align="middle" draw:auto-grow-height="false" fo:min-height="1.259cm" fo:min-width="1.009cm" fo:padding-top="0.139cm" fo:padding-bottom="0.139cm" fo:padding-left="0.265cm" fo:padding-right="0.265cm" draw:shadow="hidden" draw:shadow-offset-x="0.199cm" draw:shadow-offset-y="0.199cm" draw:shadow-color="#808080" draw:shadow-opacity="5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9" style:family="graphic">
      <style:graphic-properties draw:stroke="solid" svg:stroke-width="0.03cm" svg:stroke-color="#000000" draw:marker-start="" draw:marker-start-width="0.25cm" draw:marker-start-center="false" draw:marker-end="" draw:marker-end-width="0.25cm" draw:marker-end-center="false" draw:fill="solid" draw:fill-color="#729fcf" draw:opacity="50%" draw:textarea-horizontal-align="justify" draw:textarea-vertical-align="middle" draw:auto-grow-height="false" fo:min-height="1.75cm" fo:min-width="1.499cm" fo:padding-top="0.139cm" fo:padding-bottom="0.139cm" fo:padding-left="0.265cm" fo:padding-right="0.265cm" draw:shadow="hidden" draw:shadow-offset-x="0.199cm" draw:shadow-offset-y="0.199cm" draw:shadow-color="#808080" draw:shadow-opacity="5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0" style:family="graphic">
      <style:graphic-properties draw:stroke="solid" svg:stroke-width="0.03cm" svg:stroke-color="#000000" draw:marker-start="" draw:marker-start-width="0.25cm" draw:marker-start-center="false" draw:marker-end="" draw:marker-end-width="0.25cm" draw:marker-end-center="false" draw:fill="solid" draw:fill-color="#729fcf" draw:opacity="50%" draw:textarea-horizontal-align="justify" draw:textarea-vertical-align="middle" draw:auto-grow-height="false" fo:min-height="0.88cm" fo:min-width="2.588cm" fo:padding-top="0.139cm" fo:padding-bottom="0.139cm" fo:padding-left="0.265cm" fo:padding-right="0.265cm" draw:shadow="hidden" draw:shadow-offset-x="0.199cm" draw:shadow-offset-y="0.199cm" draw:shadow-color="#808080" draw:shadow-opacity="5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1" style:family="graphic">
      <style:graphic-properties draw:stroke="solid" svg:stroke-width="0.03cm" svg:stroke-color="#000000" draw:marker-start="" draw:marker-start-width="0.25cm" draw:marker-start-center="false" draw:marker-end="" draw:marker-end-width="0.25cm" draw:marker-end-center="false" draw:fill="solid" draw:fill-color="#729fcf" draw:opacity="50%" draw:textarea-horizontal-align="justify" draw:textarea-vertical-align="middle" draw:auto-grow-height="false" fo:min-height="0.506cm" fo:min-width="0.758cm" fo:padding-top="0.139cm" fo:padding-bottom="0.139cm" fo:padding-left="0.265cm" fo:padding-right="0.265cm" draw:shadow="hidden" draw:shadow-offset-x="0.199cm" draw:shadow-offset-y="0.199cm" draw:shadow-color="#808080" draw:shadow-opacity="5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2" style:family="graphic">
      <style:graphic-properties draw:stroke="solid" svg:stroke-width="0.03cm" svg:stroke-color="#000000" draw:marker-start="" draw:marker-start-width="0.25cm" draw:marker-start-center="false" draw:marker-end="" draw:marker-end-width="0.25cm" draw:marker-end-center="false" draw:fill="solid" draw:fill-color="#729fcf" draw:opacity="50%" draw:textarea-horizontal-align="justify" draw:textarea-vertical-align="middle" draw:auto-grow-height="false" fo:min-height="0.471cm" fo:min-width="0.034cm" fo:padding-top="0.139cm" fo:padding-bottom="0.139cm" fo:padding-left="0.265cm" fo:padding-right="0.265cm" draw:shadow="hidden" draw:shadow-offset-x="0.199cm" draw:shadow-offset-y="0.199cm" draw:shadow-color="#808080" draw:shadow-opacity="5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3" style:family="graphic">
      <style:graphic-properties draw:stroke="solid" draw:stroke-dash="Dashed_20__28_var_29__20_3" svg:stroke-width="0.03cm" svg:stroke-color="#ff0000" draw:marker-start="" draw:marker-start-width="0.049cm" draw:marker-start-center="false" draw:marker-end="" draw:marker-end-width="0.049cm" draw:marker-end-center="false" draw:stroke-linejoin="round" svg:stroke-linecap="round"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4" style:family="graphic">
      <style:graphic-properties draw:stroke="dash" draw:stroke-dash="Long_20_Dash" svg:stroke-width="0.03cm" svg:stroke-color="#000000" draw:marker-start="" draw:marker-start-width="0.049cm" draw:marker-start-center="false" draw:marker-end="" draw:marker-end-width="0.049cm" draw:marker-end-center="false" draw:stroke-linejoin="round" svg:stroke-linecap="round"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5"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806cm" fo:min-width="0.78cm" fo:padding-top="0.03cm" fo:padding-bottom="0.03cm" fo:padding-left="0.049cm" fo:padding-right="0.049cm" draw:shadow="hidden" draw:shadow-offset-x="0.199cm" draw:shadow-offset-y="0.199cm" draw:shadow-color="#808080" style:run-through="foreground"/>
      <style:paragraph-properties style:writing-mode="lr-tb"/>
    </style:style>
    <style:style style:name="gr36"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732cm" fo:min-width="0.496cm" fo:padding-top="0.03cm" fo:padding-bottom="0.03cm" fo:padding-left="0.049cm" fo:padding-right="0.049cm" draw:shadow="hidden" draw:shadow-offset-x="0.199cm" draw:shadow-offset-y="0.199cm" draw:shadow-color="#808080" style:run-through="foreground"/>
      <style:paragraph-properties style:writing-mode="lr-tb"/>
    </style:style>
    <style:style style:name="gr37"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732cm" fo:min-width="0.58cm" fo:padding-top="0.03cm" fo:padding-bottom="0.03cm" fo:padding-left="0.049cm" fo:padding-right="0.049cm" draw:shadow="hidden" draw:shadow-offset-x="0.199cm" draw:shadow-offset-y="0.199cm" draw:shadow-color="#808080" style:run-through="foreground"/>
      <style:paragraph-properties style:writing-mode="lr-tb"/>
    </style:style>
    <style:style style:name="gr38" style:family="graphic">
      <style:graphic-properties draw:stroke="solid" svg:stroke-width="0.03cm" svg:stroke-color="#000000" draw:marker-start="" draw:marker-start-width="0.049cm" draw:marker-start-center="false" draw:marker-end="" draw:marker-end-width="0.049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9" style:family="graphic">
      <style:graphic-properties style:run-through="foreground"/>
    </style:style>
    <style:style style:name="gr40" style:family="graphic">
      <style:graphic-properties draw:stroke="solid" draw:stroke-dash="Dashed_20__28_var_29__20_3" svg:stroke-width="0.03cm" svg:stroke-color="#c0c0c0" draw:marker-start="" draw:marker-start-width="0.25cm" draw:marker-start-center="false" draw:marker-end="" draw:marker-end-width="0.25cm" draw:marker-end-center="false" draw:stroke-linejoin="round" svg:stroke-linecap="round"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41" style:family="graphic">
      <style:graphic-properties draw:stroke="none" draw:stroke-dash="Dashed_20__28_var_29__20_3" svg:stroke-width="0.03cm" svg:stroke-color="#c0c0c0" draw:marker-start="" draw:marker-start-width="0.25cm" draw:marker-start-center="false" draw:marker-end="" draw:marker-end-width="0.25cm" draw:marker-end-center="false" draw:stroke-linejoin="none" svg:stroke-linecap="round" draw:fill="solid" draw:fill-color="#1565c0" draw:opacity="50%" draw:textarea-horizontal-align="center" draw:textarea-vertical-align="middle" fo:padding-top="0.125cm" fo:padding-bottom="0.125cm" fo:padding-left="0.25cm" fo:padding-right="0.25cm" draw:shadow="hidden" draw:shadow-offset-x="0.199cm" draw:shadow-offset-y="0.199cm" draw:shadow-color="#808080" draw:shadow-opacity="50%" style:run-through="foreground"/>
    </style:style>
    <style:style style:name="gr42" style:family="graphic">
      <style:graphic-properties draw:stroke="solid" draw:stroke-dash="Dashed_20__28_var_29__20_3" svg:stroke-width="0.049cm" svg:stroke-color="#ff0000" draw:marker-start="" draw:marker-start-width="0.28cm" draw:marker-start-center="false" draw:marker-end="" draw:marker-end-width="0.28cm" draw:marker-end-center="false" draw:stroke-linejoin="round" svg:stroke-linecap="round" draw:fill="solid" draw:fill-color="#729fcf" draw:textarea-horizontal-align="center" draw:textarea-vertical-align="middle" fo:padding-top="0.148cm" fo:padding-bottom="0.148cm" fo:padding-left="0.275cm" fo:padding-right="0.275cm" draw:shadow="hidden" draw:shadow-offset-x="0.199cm" draw:shadow-offset-y="0.199cm" draw:shadow-color="#808080" style:run-through="foreground"/>
    </style:style>
    <style:style style:name="gr43" style:family="graphic">
      <style:graphic-properties draw:stroke="solid" draw:stroke-dash="Dashed_20__28_var_29__20_3" svg:stroke-width="0.03cm" svg:stroke-color="#1565c0" draw:marker-start="" draw:marker-start-width="0.25cm" draw:marker-start-center="false" draw:marker-end="" draw:marker-end-width="0.25cm" draw:marker-end-center="false" draw:stroke-linejoin="round" svg:stroke-linecap="round"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732cm" fo:min-width="0.78cm" fo:padding-top="0.125cm" fo:padding-bottom="0.125cm" fo:padding-left="0.25cm" fo:padding-right="0.25cm" draw:shadow="hidden" draw:shadow-offset-x="0.199cm" draw:shadow-offset-y="0.199cm" draw:shadow-color="#808080" style:run-through="foreground"/>
      <style:paragraph-properties style:writing-mode="lr-tb"/>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894cm" fo:min-width="0.561cm" fo:padding-top="0.03cm" fo:padding-bottom="0.03cm" fo:padding-left="0.049cm" fo:padding-right="0.049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symétries axiales</text:p>
      <text:p text:style-name="P11"/>
      <text:list xml:id="list311778937" text:style-name="tfNum_20_I_29_">
        <text:list-item>
          <text:p text:style-name="P33">Intuitivement</text:p>
        </text:list-item>
      </text:list>
      <text:p text:style-name="P11"><text:span text:style-name="T1">On veut a</text:span><text:span text:style-name="T2">jouter ci-dessous une cocotte</text:span><text:span text:style-name="T14"> </text:span><text:span text:style-name="T3">F</text:span><text:span text:style-name="T4">’</text:span><text:span text:style-name="T5"> </text:span><text:span text:style-name="T6">de tel</text:span><text:span text:style-name="T14">le sorte qu’en pliant la feuille selon la droite rouge, les 2 cocottes se superposent.</text:span></text:p>
      <text:p text:style-name="P11"/>
      <text:p text:style-name="P1"><draw:g text:anchor-type="as-char" draw:z-index="0" draw:name="Forme1" draw:style-name="gr1"><draw:g draw:name="Forme1_1" draw:style-name="gr39"><draw:line draw:style-name="gr40" draw:text-style-name="P36" svg:x1="0.005cm" svg:y1="0.005cm" svg:x2="0.005cm" svg:y2="7.644cm"><text:p/></draw:line><draw:line draw:style-name="gr40" draw:text-style-name="P36" svg:x1="0.952cm" svg:y1="0.005cm" svg:x2="0.952cm" svg:y2="7.644cm"><text:p/></draw:line><draw:line draw:style-name="gr40" draw:text-style-name="P36" svg:x1="1.913cm" svg:y1="0.005cm" svg:x2="1.913cm" svg:y2="7.644cm"><text:p/></draw:line><draw:line draw:style-name="gr40" draw:text-style-name="P36" svg:x1="2.875cm" svg:y1="0.005cm" svg:x2="2.875cm" svg:y2="7.644cm"><text:p/></draw:line><draw:line draw:style-name="gr40" draw:text-style-name="P36" svg:x1="3.838cm" svg:y1="0.005cm" svg:x2="3.838cm" svg:y2="7.644cm"><text:p/></draw:line><draw:line draw:style-name="gr40" draw:text-style-name="P36" svg:x1="4.784cm" svg:y1="0.005cm" svg:x2="4.784cm" svg:y2="7.644cm"><text:p/></draw:line><draw:line draw:style-name="gr40" draw:text-style-name="P36" svg:x1="5.747cm" svg:y1="0.005cm" svg:x2="5.747cm" svg:y2="7.644cm"><text:p/></draw:line><draw:line draw:style-name="gr40" draw:text-style-name="P36" svg:x1="7.654cm" svg:y1="0.005cm" svg:x2="7.654cm" svg:y2="7.644cm"><text:p/></draw:line><draw:line draw:style-name="gr40" draw:text-style-name="P36" svg:x1="8.617cm" svg:y1="0.005cm" svg:x2="8.617cm" svg:y2="7.644cm"><text:p/></draw:line><draw:line draw:style-name="gr40" draw:text-style-name="P36" svg:x1="9.579cm" svg:y1="0.005cm" svg:x2="9.579cm" svg:y2="7.644cm"><text:p/></draw:line><draw:line draw:style-name="gr40" draw:text-style-name="P36" svg:x1="10.542cm" svg:y1="0.005cm" svg:x2="10.542cm" svg:y2="7.644cm"><text:p/></draw:line><draw:line draw:style-name="gr40" draw:text-style-name="P36" svg:x1="11.487cm" svg:y1="0.005cm" svg:x2="11.487cm" svg:y2="7.644cm"><text:p/></draw:line><draw:line draw:style-name="gr40" draw:text-style-name="P36" svg:x1="12.449cm" svg:y1="0.005cm" svg:x2="12.449cm" svg:y2="7.644cm"><text:p/></draw:line><draw:line draw:style-name="gr40" draw:text-style-name="P36" svg:x1="13.412cm" svg:y1="0.005cm" svg:x2="13.412cm" svg:y2="7.644cm"><text:p/></draw:line><draw:g draw:style-name="gr39"><draw:line draw:style-name="gr40" draw:text-style-name="P36" svg:x1="0.001cm" svg:y1="0.012cm" svg:x2="13.411cm" svg:y2="0.012cm"><text:p/></draw:line><draw:line draw:style-name="gr40" draw:text-style-name="P36" svg:x1="0.001cm" svg:y1="0.975cm" svg:x2="13.411cm" svg:y2="0.975cm"><text:p/></draw:line><draw:line draw:style-name="gr40" draw:text-style-name="P36" svg:x1="0.001cm" svg:y1="1.937cm" svg:x2="13.411cm" svg:y2="1.937cm"><text:p/></draw:line><draw:line draw:style-name="gr40" draw:text-style-name="P36" svg:x1="0.001cm" svg:y1="2.882cm" svg:x2="13.411cm" svg:y2="2.882cm"><text:p/></draw:line><draw:line draw:style-name="gr40" draw:text-style-name="P36" svg:x1="0.001cm" svg:y1="3.845cm" svg:x2="13.411cm" svg:y2="3.845cm"><text:p/></draw:line><draw:line draw:style-name="gr40" draw:text-style-name="P36" svg:x1="0.001cm" svg:y1="4.808cm" svg:x2="13.411cm" svg:y2="4.808cm"><text:p/></draw:line><draw:line draw:style-name="gr40" draw:text-style-name="P36" svg:x1="0.001cm" svg:y1="5.771cm" svg:x2="13.411cm" svg:y2="5.771cm"><text:p/></draw:line><draw:line draw:style-name="gr40" draw:text-style-name="P36" svg:x1="0.001cm" svg:y1="6.715cm" svg:x2="13.411cm" svg:y2="6.715cm"><text:p/></draw:line><draw:line draw:style-name="gr40" draw:text-style-name="P36" svg:x1="0.001cm" svg:y1="7.677cm" svg:x2="13.411cm" svg:y2="7.677cm"><text:p/></draw:line></draw:g><draw:polygon draw:style-name="gr41" draw:text-style-name="P48" svg:width="3.828cm" svg:height="3.831cm" svg:x="1.918cm" svg:y="1.933cm" svg:viewBox="0 0 3829 3832" draw:points="0,3832 1914,1915 1914,0 3829,0 2872,958 3829,1915 3829,3832 2872,2873 1914,3832"><text:p/></draw:polygon><draw:line draw:style-name="gr42" draw:text-style-name="P36" svg:x1="6.704cm" svg:y1="7.645cm" svg:x2="6.704cm" svg:y2="0cm"><text:p/></draw:line><draw:line draw:style-name="gr43" draw:text-style-name="P36" svg:x1="1.918cm" svg:y1="5.765cm" svg:x2="3.832cm" svg:y2="3.848cm"><text:p/></draw:line><draw:line draw:style-name="gr43" draw:text-style-name="P36" svg:x1="3.831cm" svg:y1="3.848cm" svg:x2="3.831cm" svg:y2="1.933cm"><text:p/></draw:line><draw:line draw:style-name="gr43" draw:text-style-name="P36" svg:x1="3.831cm" svg:y1="1.933cm" svg:x2="5.746cm" svg:y2="1.933cm"><text:p/></draw:line><draw:line draw:style-name="gr43" draw:text-style-name="P36" svg:x1="5.747cm" svg:y1="1.933cm" svg:x2="4.789cm" svg:y2="2.891cm"><text:p/></draw:line><draw:line draw:style-name="gr43" draw:text-style-name="P36" svg:x1="4.789cm" svg:y1="2.89cm" svg:x2="5.747cm" svg:y2="3.848cm"><text:p/></draw:line><draw:line draw:style-name="gr43" draw:text-style-name="P36" svg:x1="5.747cm" svg:y1="3.848cm" svg:x2="5.747cm" svg:y2="5.765cm"><text:p/></draw:line><draw:line draw:style-name="gr43" draw:text-style-name="P36" svg:x1="5.747cm" svg:y1="5.767cm" svg:x2="4.789cm" svg:y2="4.808cm"><text:p/></draw:line><draw:line draw:style-name="gr43" draw:text-style-name="P36" svg:x1="4.789cm" svg:y1="4.808cm" svg:x2="3.831cm" svg:y2="5.767cm"><text:p/></draw:line><draw:line draw:style-name="gr43" draw:text-style-name="P36" svg:x1="3.832cm" svg:y1="5.765cm" svg:x2="1.918cm" svg:y2="5.765cm"><text:p/></draw:line></draw:g><draw:frame draw:style-name="gr44" draw:text-style-name="P49" svg:width="1.281cm" svg:height="0.983cm" svg:x="6.546cm" svg:y="0.146cm"><draw:text-box><text:p text:style-name="P38"><text:span text:style-name="T39">(d)</text:span></text:p></draw:text-box></draw:frame><draw:frame draw:style-name="gr45" draw:text-style-name="P50" svg:width="0.66cm" svg:height="0.955cm" svg:x="4.306cm" svg:y="3.438cm"><draw:text-box><text:p text:style-name="P44"><text:span text:style-name="T40">F</text:span></text:p></draw:text-box></draw:frame></draw:g></text:p>
      <text:p text:style-name="P6"/>
      <text:p text:style-name="P7">Vocabulaire :</text:p>
      <text:p text:style-name="P10">Les <text:span text:style-name="T15">3 </text:span>phrases ci-dessous sont équivalentes :</text:p>
      <text:list xml:id="list50697180" text:style-name="tfPuce">
        <text:list-item>
          <text:p text:style-name="P30"><text:span text:style-name="T16"><text:s/></text:span><text:span text:style-name="T17">F</text:span><text:span text:style-name="T18"> </text:span><text:span text:style-name="T16">et </text:span><text:span text:style-name="T17">F</text:span><text:span text:style-name="T18">’ </text:span><text:span text:style-name="T19">sont symétriques par rapport à (d).</text:span></text:p>
        </text:list-item>
        <text:list-item>
          <text:p text:style-name="P30"><text:span text:style-name="T20"><text:s/></text:span><text:span text:style-name="T17">F</text:span><text:span text:style-name="T18">’ </text:span><text:span text:style-name="T20">est symétrique de </text:span><text:span text:style-name="T17">F</text:span><text:span text:style-name="T18"> </text:span><text:span text:style-name="T20">par rap</text:span><text:span text:style-name="T21">p</text:span><text:span text:style-name="T20">ort à (d).</text:span></text:p>
        </text:list-item>
        <text:list-item>
          <text:p text:style-name="P30"><text:span text:style-name="T20"><text:s/></text:span><text:span text:style-name="T17">F</text:span><text:span text:style-name="T18">’ </text:span><text:span text:style-name="T20">est </text:span><text:span text:style-name="T21">l’image</text:span><text:span text:style-name="T20"> de </text:span><text:span text:style-name="T17">F</text:span><text:span text:style-name="T18"> </text:span><text:span text:style-name="T20">par </text:span><text:span text:style-name="T21">la symétrie d’axe</text:span><text:span text:style-name="T20"> (d).</text:span></text:p>
        </text:list-item>
      </text:list>
      <text:p text:style-name="P15"/>
      <text:p text:style-name="P11"><text:span text:style-name="T22">(d) est </text:span><text:span text:style-name="T7">appelé</text:span><text:span text:style-name="T22"> « axe » de </text:span><text:span text:style-name="T23">la </text:span><text:span text:style-name="T22">symétrie.</text:span></text:p>
      <text:p text:style-name="P16"/>
      <text:list xml:id="list184056601597536" text:continue-list="list311778937" text:style-name="tfNum_20_I_29_">
        <text:list-item>
          <text:p text:style-name="P34">Symétrique d’un point</text:p>
        </text:list-item>
      </text:list>
      <text:p text:style-name="P9">Définition :</text:p>
      <text:p text:style-name="P27">Le symétrique d’un point <text:span text:style-name="T8">A</text:span> par rapport à une droite (d) est le point <text:span text:style-name="T8">A</text:span>’ tel que (d) est <text:span text:style-name="T25">la </text:span></text:p>
      <text:p text:style-name="P17">Coder la figure ci-dessous :</text:p>
      <text:p text:style-name="P18"><draw:g text:anchor-type="as-char" draw:z-index="1" draw:name="Forme2" draw:style-name="gr1"><draw:line draw:style-name="gr33" draw:text-style-name="P36" svg:x1="2.782cm" svg:y1="11.347cm" svg:x2="6.522cm" svg:y2="0cm"><text:p/></draw:line><draw:line draw:style-name="gr34" draw:text-style-name="P36" svg:x1="0.786cm" svg:y1="4.831cm" svg:x2="8.263cm" svg:y2="7.293cm"><text:p/></draw:line><draw:frame draw:style-name="gr35" draw:text-style-name="P46" svg:width="0.879cm" svg:height="0.867cm" svg:x="6.472cm" svg:y="0.46cm"><draw:text-box><text:p text:style-name="P38"><text:span text:style-name="T37">(d)</text:span></text:p></draw:text-box></draw:frame><draw:frame draw:style-name="gr36" draw:text-style-name="P47" svg:width="0.595cm" svg:height="0.793cm" svg:x="0cm" svg:y="4.283cm"><draw:text-box><text:p text:style-name="P38"><text:span text:style-name="T38">A</text:span></text:p></draw:text-box></draw:frame><draw:frame draw:style-name="gr37" draw:text-style-name="P47" svg:width="0.68cm" svg:height="0.793cm" svg:x="8.41cm" svg:y="7.04cm"><draw:text-box><text:p text:style-name="P38"><text:span text:style-name="T38">A’</text:span></text:p></draw:text-box></draw:frame><draw:line draw:style-name="gr38" draw:text-style-name="P36" svg:x1="0.831cm" svg:y1="4.665cm" svg:x2="0.736cm" svg:y2="4.976cm"><text:p/></draw:line><draw:line draw:style-name="gr38" draw:text-style-name="P36" svg:x1="8.321cm" svg:y1="7.147cm" svg:x2="8.226cm" svg:y2="7.458cm"><text:p/></draw:line></draw:g></text:p>
      <text:p text:style-name="P19"/>
      <text:p text:style-name="P11"><text:span text:style-name="T10">Remarques</text:span><text:span text:style-name="T24"> :</text:span></text:p>
      <text:list xml:id="list184055469216345" text:continue-list="list50697180" text:style-name="tfPuce">
        <text:list-item>
          <text:p text:style-name="P31"><text:span text:style-name="T33">On peut</text:span><text:span text:style-name="T27"> construire l’image d’un point </text:span><text:span text:style-name="T33">avec une équerre </text:span><text:span text:style-name="T34">mais c’est encore plus simple</text:span><text:span text:style-name="T33"> </text:span><text:a xlink:type="simple" xlink:href="http://www.robocompass.com/share?id=vbbvvt9nk855" text:style-name="Internet_20_link" text:visited-style-name="Visited_20_Internet_20_Link"><text:span text:style-name="T33">avec </text:span></text:a><text:a xlink:type="simple" xlink:href="http://www.robocompass.com/share?id=vbbvvt9nk855" text:style-name="Internet_20_link" text:visited-style-name="Visited_20_Internet_20_Link"><text:span text:style-name="T34">seulement </text:span></text:a><text:a xlink:type="simple" xlink:href="http://www.robocompass.com/share?id=vbbvvt9nk855" text:style-name="Internet_20_link" text:visited-style-name="Visited_20_Internet_20_Link"><text:span text:style-name="T33">un compas</text:span></text:a><text:span text:style-name="T27">.</text:span></text:p>
        </text:list-item>
        <text:list-item>
          <text:p text:style-name="P31"><text:span text:style-name="T13">L</text:span>’image d’une figure s'obtient en construisant les images de tous les points de la figure de départ.</text:p>
        </text:list-item>
        <text:list-item>
          <text:p text:style-name="P32"><text:span text:style-name="T26">Si </text:span><text:span text:style-name="T11">un point</text:span><text:span text:style-name="T26"> appartient à l’</text:span><text:span text:style-name="T27">axe</text:span><text:span text:style-name="T26"> (d) alors </text:span><text:span text:style-name="T12">son</text:span><text:span text:style-name="T26"> symétrique par rapport à (d) est </text:span></text:p>
        </text:list-item>
      </text:list>
      <text:p text:style-name="P20"/>
      <text:list xml:id="list184054874371354" text:continue-list="list184056601597536" text:style-name="tfNum_20_I_29_">
        <text:list-item>
          <text:p text:style-name="P34"><text:span text:style-name="T28">Axe de </text:span>Symétrie d’une figure</text:p>
        </text:list-item>
      </text:list>
      <text:p text:style-name="P22"><text:span text:style-name="T10">D</text:span><text:span text:style-name="T9">éfinition :</text:span></text:p>
      <text:p text:style-name="P14">Une figure admet un axe de symétrie lorsqu’elle e<text:span text:style-name="T28">st </text:span><text:span text:style-name="T29">son propre symétrique par rapport à</text:span> cet axe.</text:p>
      <text:p text:style-name="P21"/>
      <text:p text:style-name="P8">Ex :</text:p>
      <text:p text:style-name="P23">Tracer en couleur <text:span text:style-name="T30">tous </text:span>les axes de symétries des figures ci-dessous ?</text:p>
      <text:p text:style-name="P23"/>
      <table:table table:name="Tableau1" table:style-name="Tableau1">
        <table:table-column table:style-name="Tableau1.A"/>
        <table:table-column table:style-name="Tableau1.B"/>
        <table:table-row>
          <table:table-cell table:style-name="Tableau1.A1" office:value-type="string">
            <text:p text:style-name="P24">Triangle isocèle :</text:p>
          </table:table-cell>
          <table:table-cell table:style-name="Tableau1.A1" office:value-type="string">
            <text:p text:style-name="P2"/>
            <text:p text:style-name="P2"><draw:custom-shape text:anchor-type="as-char" draw:z-index="2" draw:name="Forme3" draw:style-name="gr32" draw:text-style-name="P45" svg:width="1.124cm" svg:height="2.24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
          </table:table-cell>
        </table:table-row>
        <table:table-row>
          <table:table-cell table:style-name="Tableau1.A1" office:value-type="string">
            <text:p text:style-name="P12">T<text:span text:style-name="T29">riangle équilatéral :</text:span></text:p>
          </table:table-cell>
          <table:table-cell table:style-name="Tableau1.A1" office:value-type="string">
            <text:p text:style-name="P2"/>
            <text:p text:style-name="P2"><draw:custom-shape text:anchor-type="as-char" draw:z-index="3" draw:name="Forme4" draw:style-name="gr31" draw:text-style-name="P45" svg:width="2.574cm" svg:height="2.3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
          </table:table-cell>
        </table:table-row>
        <table:table-row>
          <table:table-cell table:style-name="Tableau1.A1" office:value-type="string">
            <text:p text:style-name="P24">Rectangle :</text:p>
          </table:table-cell>
          <table:table-cell table:style-name="Tableau1.A1" office:value-type="string">
            <text:p text:style-name="P2"/>
            <text:p text:style-name="P2"><draw:custom-shape text:anchor-type="as-char" draw:z-index="4" draw:name="Forme5" draw:style-name="gr30" draw:text-style-name="P45" svg:width="3.118cm" svg:height="1.16cm"><text:p/><draw:enhanced-geometry svg:viewBox="0 0 21600 21600" draw:type="rectangle" draw:enhanced-path="M 0 0 L 21600 0 21600 21600 0 21600 0 0 Z N"/></draw:custom-shape></text:p>
            <text:p text:style-name="P2"/>
          </table:table-cell>
        </table:table-row>
        <table:table-row>
          <table:table-cell table:style-name="Tableau1.A1" office:value-type="string">
            <text:p text:style-name="P24">Carré :</text:p>
          </table:table-cell>
          <table:table-cell table:style-name="Tableau1.A1" office:value-type="string">
            <text:p text:style-name="P2"/>
            <text:p text:style-name="P2"><draw:custom-shape text:anchor-type="as-char" draw:z-index="5" draw:name="Forme6" draw:style-name="gr29" draw:text-style-name="P45" svg:width="2.029cm" svg:height="2.029cm"><text:p/><draw:enhanced-geometry svg:viewBox="0 0 21600 21600" draw:type="rectangle" draw:enhanced-path="M 0 0 L 21600 0 21600 21600 0 21600 0 0 Z N"/></draw:custom-shape></text:p>
            <text:p text:style-name="P2"/>
          </table:table-cell>
        </table:table-row>
        <table:table-row>
          <table:table-cell table:style-name="Tableau1.A1" office:value-type="string">
            <text:p text:style-name="P24">Cercle :</text:p>
          </table:table-cell>
          <table:table-cell table:style-name="Tableau1.A1" office:value-type="string">
            <text:p text:style-name="P2"/>
            <text:p text:style-name="P2"><draw:custom-shape text:anchor-type="as-char" draw:z-index="6" draw:name="Forme7" draw:style-name="gr28" draw:text-style-name="P45" svg:width="2.174cm" svg:height="2.17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able:table-cell>
        </table:table-row>
      </table:table>
      <text:p text:style-name="P23"/>
      <text:list xml:id="list184055226463118" text:continue-numbering="true" text:style-name="tfNum_20_I_29_">
        <text:list-item>
          <text:p text:style-name="P34">Propriétés</text:p>
        </text:list-item>
      </text:list>
      <table:table table:name="Tableau2" table:style-name="Tableau2">
        <table:table-column table:style-name="Tableau2.A"/>
        <table:table-column table:style-name="Tableau2.B"/>
        <table:table-row>
          <table:table-cell table:style-name="Tableau2.A1" office:value-type="string">
            <text:p text:style-name="P25">Figure</text:p>
          </table:table-cell>
          <table:table-cell table:style-name="Tableau2.B1" office:value-type="string">
            <text:p text:style-name="P26">Propriété</text:p>
          </table:table-cell>
        </table:table-row>
        <table:table-row>
          <table:table-cell table:style-name="Tableau2.A2" office:value-type="string">
            <text:p text:style-name="P3"><draw:g text:anchor-type="as-char" draw:z-index="7" draw:name="Forme8" draw:style-name="gr1"><draw:line draw:style-name="gr5" draw:text-style-name="P36" svg:x1="2.006cm" svg:y1="3.567cm" svg:x2="2.006cm" svg:y2="0cm"><text:p/></draw:line><draw:line draw:style-name="gr8" draw:text-style-name="P36" svg:x1="0cm" svg:y1="3.549cm" svg:x2="2.245cm" svg:y2="0.006cm"><text:p/></draw:line><draw:line draw:style-name="gr8" draw:text-style-name="P36" svg:x1="4.024cm" svg:y1="3.569cm" svg:x2="1.777cm" svg:y2="0.023cm"><text:p/></draw:line><draw:line draw:style-name="gr18" draw:text-style-name="P36" svg:x1="1.719cm" svg:y1="0.839cm" svg:x2="2.294cm" svg:y2="0.839cm"><text:p/></draw:line><draw:line draw:style-name="gr18" draw:text-style-name="P36" svg:x1="0.96cm" svg:y1="2.037cm" svg:x2="3.052cm" svg:y2="2.037cm"><text:p/></draw:line><draw:line draw:style-name="gr18" draw:text-style-name="P36" svg:x1="0.644cm" svg:y1="2.535cm" svg:x2="3.368cm" svg:y2="2.535cm"><text:p/></draw:line><draw:frame draw:style-name="gr23" draw:text-style-name="P43" svg:width="0.394cm" svg:height="0.618cm" svg:x="0.138cm" svg:y="2.205cm"><draw:text-box><text:p text:style-name="P44"><text:span text:style-name="T36">A</text:span></text:p></draw:text-box></draw:frame><draw:frame draw:style-name="gr23" draw:text-style-name="P43" svg:width="0.394cm" svg:height="0.618cm" svg:x="0.51cm" svg:y="1.653cm"><draw:text-box><text:p text:style-name="P44"><text:span text:style-name="T36">B</text:span></text:p></draw:text-box></draw:frame><draw:frame draw:style-name="gr24" draw:text-style-name="P43" svg:width="0.421cm" svg:height="0.618cm" svg:x="1.228cm" svg:y="0.515cm"><draw:text-box><text:p text:style-name="P44"><text:span text:style-name="T36">C</text:span></text:p></draw:text-box></draw:frame><draw:frame draw:style-name="gr25" draw:text-style-name="P43" svg:width="0.449cm" svg:height="0.618cm" svg:x="3.496cm" svg:y="2.205cm"><draw:text-box><text:p text:style-name="P44"><text:span text:style-name="T36">A’</text:span></text:p></draw:text-box></draw:frame><draw:frame draw:style-name="gr26" draw:text-style-name="P43" svg:width="0.5cm" svg:height="0.618cm" svg:x="3.122cm" svg:y="1.653cm"><draw:text-box><text:p text:style-name="P44"><text:span text:style-name="T36">B’</text:span></text:p></draw:text-box></draw:frame><draw:frame draw:style-name="gr27" draw:text-style-name="P43" svg:width="0.526cm" svg:height="0.618cm" svg:x="2.357cm" svg:y="0.515cm"><draw:text-box><text:p text:style-name="P44"><text:span text:style-name="T36">C’</text:span></text:p></draw:text-box></draw:frame></draw:g></text:p>
          </table:table-cell>
          <table:table-cell table:style-name="Tableau2.B2" office:value-type="string">
            <text:p text:style-name="P13">Si des points sont alignés, alors leurs symétriques sont </text:p>
          </table:table-cell>
        </table:table-row>
        <table:table-row>
          <table:table-cell table:style-name="Tableau2.A2" office:value-type="string">
            <text:p text:style-name="P4"><draw:g text:anchor-type="as-char" draw:z-index="8" draw:name="Forme11" draw:style-name="gr1"><draw:line draw:style-name="gr5" draw:text-style-name="P36" svg:x1="1.922cm" svg:y1="2.694cm" svg:x2="1.922cm" svg:y2="0cm"><text:p/></draw:line><draw:line draw:style-name="gr8" draw:text-style-name="P36" svg:x1="0.554cm" svg:y1="2.196cm" svg:x2="1.635cm" svg:y2="0.489cm"><text:p/></draw:line><draw:line draw:style-name="gr8" draw:text-style-name="P36" svg:x1="3.285cm" svg:y1="2.187cm" svg:x2="2.213cm" svg:y2="0.496cm"><text:p/></draw:line><draw:line draw:style-name="gr18" draw:text-style-name="P36" svg:x1="1.635cm" svg:y1="0.489cm" svg:x2="2.21cm" svg:y2="0.489cm"><text:p/></draw:line><draw:line draw:style-name="gr18" draw:text-style-name="P36" svg:x1="0.56cm" svg:y1="2.189cm" svg:x2="3.284cm" svg:y2="2.189cm"><text:p/></draw:line><draw:frame draw:style-name="gr19" draw:text-style-name="P42" svg:width="0.56cm" svg:height="0.62cm" svg:x="0cm" svg:y="1.857cm"><draw:text-box><text:p text:style-name="P41"><text:span text:style-name="T36">A</text:span></text:p></draw:text-box></draw:frame><draw:frame draw:style-name="gr20" draw:text-style-name="P43" svg:width="0.422cm" svg:height="0.62cm" svg:x="1.145cm" svg:y="0.168cm"><draw:text-box><text:p text:style-name="P38"><text:span text:style-name="T36">B</text:span></text:p></draw:text-box></draw:frame><draw:frame draw:style-name="gr21" draw:text-style-name="P43" svg:width="0.449cm" svg:height="0.62cm" svg:x="3.39cm" svg:y="1.857cm"><draw:text-box><text:p text:style-name="P38"><text:span text:style-name="T36">A’</text:span></text:p></draw:text-box></draw:frame><draw:frame draw:style-name="gr22" draw:text-style-name="P43" svg:width="0.526cm" svg:height="0.62cm" svg:x="2.274cm" svg:y="0.168cm"><draw:text-box><text:p text:style-name="P38"><text:span text:style-name="T36">B’</text:span></text:p></draw:text-box></draw:frame></draw:g></text:p>
          </table:table-cell>
          <table:table-cell table:style-name="Tableau2.B2" office:value-type="string">
            <text:p text:style-name="P13"><text:span text:style-name="T31">Le symétrique d’un segment est un segment </text:span><text:span text:style-name="tfMasqué_20_sur_20_fond_20_vert"><text:span text:style-name="T31">de même </text:span></text:span></text:p>
          </table:table-cell>
        </table:table-row>
        <table:table-row>
          <table:table-cell table:style-name="Tableau2.A2" office:value-type="string">
            <text:p text:style-name="P3"><draw:g text:anchor-type="as-char" draw:z-index="12" draw:name="Forme12" draw:style-name="gr1"><draw:path draw:style-name="gr2" draw:text-style-name="P35" svg:width="0.366cm" svg:height="0.354cm" svg:x="0.303cm" svg:y="1.656cm" svg:viewBox="0 0 367 355" svg:d="M367 43c-116-63-257-57-367 15l195 297z"><text:p/></draw:path><draw:path draw:style-name="gr3" draw:text-style-name="P35" svg:width="0.366cm" svg:height="0.354cm" svg:x="0.303cm" svg:y="1.656cm" svg:viewBox="0 0 367 355" svg:d="M367 43c-116-63-257-57-367 15l195 297z"><text:p/></draw:path><draw:path draw:style-name="gr4" draw:text-style-name="P35" svg:width="0.366cm" svg:height="0.354cm" svg:x="3.018cm" svg:y="1.656cm" svg:viewBox="0 0 367 355" svg:d="M367 58c-111-72-252-78-367-15l171 312z"><text:p/></draw:path><draw:path draw:style-name="gr3" draw:text-style-name="P35" svg:width="0.366cm" svg:height="0.354cm" svg:x="3.018cm" svg:y="1.656cm" svg:viewBox="0 0 367 355" svg:d="M367 58c-111-72-252-78-367-15l171 312z"><text:p/></draw:path><draw:line draw:style-name="gr5" draw:text-style-name="P36" svg:x1="1.844cm" svg:y1="2.477cm" svg:x2="1.844cm" svg:y2="-0.001cm"><text:p/></draw:line><draw:line draw:style-name="gr6" draw:text-style-name="P36" svg:x1="0cm" svg:y1="1.255cm" svg:x2="0.498cm" svg:y2="2.013cm"><text:p/></draw:line><draw:line draw:style-name="gr6" draw:text-style-name="P36" svg:x1="0.498cm" svg:y1="2.013cm" svg:x2="1.269cm" svg:y2="0.614cm"><text:p/></draw:line><draw:line draw:style-name="gr6" draw:text-style-name="P36" svg:x1="2.418cm" svg:y1="0.614cm" svg:x2="3.189cm" svg:y2="2.013cm"><text:p/></draw:line><draw:line draw:style-name="gr6" draw:text-style-name="P36" svg:x1="3.189cm" svg:y1="2.013cm" svg:x2="3.687cm" svg:y2="1.255cm"><text:p/></draw:line></draw:g></text:p>
          </table:table-cell>
          <table:table-cell table:style-name="Tableau2.B2" office:value-type="string">
            <text:p text:style-name="P13"><text:span text:style-name="T31">Le symétrique d’un angle est un angle </text:span><text:span text:style-name="tfMasqué_20_sur_20_fond_20_vert"><text:span text:style-name="T31">de même </text:span></text:span></text:p>
          </table:table-cell>
        </table:table-row>
        <table:table-row>
          <table:table-cell table:style-name="Tableau2.A2" office:value-type="string">
            <text:p text:style-name="P3"><draw:g text:anchor-type="as-char" svg:y="-1.072cm" draw:z-index="11" draw:name="Forme13" draw:style-name="gr7"><draw:line draw:style-name="gr5" draw:text-style-name="P36" svg:x1="2.811cm" svg:y1="3.806cm" svg:x2="2.764cm" svg:y2="0cm"><text:p/></draw:line><draw:line draw:style-name="gr8" draw:text-style-name="P36" svg:x1="4.039cm" svg:y1="3.377cm" svg:x2="0.941cm" svg:y2="0.468cm"><text:p/></draw:line><draw:line draw:style-name="gr8" draw:text-style-name="P36" svg:x1="3.278cm" svg:y1="3.536cm" svg:x2="0cm" svg:y2="0.46cm"><text:p/></draw:line><draw:line draw:style-name="gr8" draw:text-style-name="P36" svg:x1="1.566cm" svg:y1="3.396cm" svg:x2="4.57cm" svg:y2="0.47cm"><text:p/></draw:line><draw:line draw:style-name="gr8" draw:text-style-name="P36" svg:x1="2.317cm" svg:y1="3.56cm" svg:x2="5.488cm" svg:y2="0.47cm"><text:p/></draw:line></draw:g></text:p>
          </table:table-cell>
          <table:table-cell table:style-name="Tableau2.B2" office:value-type="string">
            <text:p text:style-name="P28">Si des droites sont parallèles alors leurs symétriques sont </text:p>
          </table:table-cell>
        </table:table-row>
        <table:table-row>
          <table:table-cell table:style-name="Tableau2.A2" office:value-type="string">
            <text:p text:style-name="P3"><draw:g text:anchor-type="as-char" draw:z-index="9" draw:name="Forme9" draw:style-name="gr1"><draw:line draw:style-name="gr15" draw:text-style-name="P37" svg:x1="0cm" svg:y1="1.86cm" svg:x2="1.573cm" svg:y2="1.86cm"><text:p/></draw:line><draw:polygon draw:style-name="gr16" draw:text-style-name="P40" svg:width="1.572cm" svg:height="2.297cm" svg:x="0cm" svg:y="0.71cm" svg:viewBox="0 0 1573 2298" draw:points="1573,2298 0,2298 0,1150 786,0 1573,1150"><text:p/></draw:polygon><draw:polygon draw:style-name="gr17" draw:text-style-name="P40" svg:width="1.572cm" svg:height="2.297cm" svg:x="0cm" svg:y="0.71cm" svg:viewBox="0 0 1573 2298" draw:points="1573,2298 0,2298 0,1150 786,0 1573,1150"><text:p/></draw:polygon><draw:polygon draw:style-name="gr17" draw:text-style-name="P40" svg:width="1.572cm" svg:height="2.297cm" svg:x="3.001cm" svg:y="0.71cm" svg:viewBox="0 0 1573 2298" draw:points="1573,2298 0,2298 0,1150 786,0 1573,1150"><text:p/></draw:polygon><draw:line draw:style-name="gr14" draw:text-style-name="P36" svg:x1="2.288cm" svg:y1="0.001cm" svg:x2="2.288cm" svg:y2="3.752cm"><text:p/></draw:line></draw:g></text:p>
          </table:table-cell>
          <table:table-cell table:style-name="Tableau2.B2" office:value-type="string">
            <text:p text:style-name="P13"><text:span text:style-name="T31">Le symétrique d’une figure est une figure </text:span><text:span text:style-name="tfMasqué_20_sur_20_fond_20_vert"><text:span text:style-name="T31">de même </text:span></text:span></text:p>
          </table:table-cell>
        </table:table-row>
        <table:table-row>
          <table:table-cell table:style-name="Tableau2.A2" office:value-type="string">
            <text:p text:style-name="P5"><draw:g text:anchor-type="as-char" draw:z-index="10" draw:name="Forme10" draw:style-name="gr1"><draw:polyline draw:style-name="gr9" draw:text-style-name="P37" svg:width="2.325cm" svg:height="2.319cm" svg:x="0cm" svg:y="0.647cm" svg:viewBox="0 0 2326 2320" draw:points="2326,1161 2323,1104 2321,1043 2313,989 2303,931 2290,873 2273,820 2256,764 2236,712 2211,660 2185,607 2156,556 2123,510 2090,460 2056,415 2015,372 1976,333 1933,292 1889,252 1844,219 1793,187 1746,154 1697,130 1644,102 1589,79 1537,59 1479,45 1423,30 1367,17 1309,10 1252,3 1194,0 1137,0 1076,3 1020,7 965,17 906,27 850,42 795,59 742,79 687,102 635,125 585,154 534,185 484,217 439,252 395,290 353,330 312,369 272,412 238,457 205,504 173,552 143,604 115,654 92,706 69,759 52,817 37,872 25,926 13,984 6,1042 3,1098 0,1156 3,1213 6,1274 13,1328 23,1386 35,1444 50,1498 69,1553 91,1605 112,1658 140,1710 167,1761 200,1810 235,1857 271,1902 310,1945 347,1987 389,2027 435,2065 482,2099 530,2132 579,2163 630,2190 683,2215 735,2236 789,2258 844,2275 902,2289 957,2300 1014,2310 1072,2314 1129,2320 1190,2320 1246,2314 1304,2310 1361,2302 1416,2289 1474,2278 1530,2259 1583,2239 1636,2217 1688,2193 1741,2164 1792,2135 1838,2102 1887,2068 1929,2033 1972,1993 2014,1951 2051,1908 2089,1863 2122,1815 2153,1768 2184,1718 2208,1666 2231,1612 2256,1560 2273,1506 2289,1451 2302,1393 2311,1336 2321,1278 2323,1222 2326,1164"><text:p/></draw:polyline><draw:polyline draw:style-name="gr9" draw:text-style-name="P37" svg:width="2.322cm" svg:height="2.319cm" svg:x="3.677cm" svg:y="0.647cm" svg:viewBox="0 0 2323 2320" draw:points="2323,1161 2323,1104 2319,1043 2311,989 2302,931 2289,873 2273,820 2253,764 2234,712 2208,660 2184,607 2153,556 2123,510 2089,460 2054,415 2014,372 1973,333 1930,292 1887,252 1841,219 1793,187 1743,154 1694,130 1642,102 1589,79 1534,59 1479,45 1423,30 1367,17 1309,10 1252,3 1194,0 1134,0 1076,3 1021,7 962,17 906,27 850,42 795,59 739,79 687,102 635,125 582,154 533,185 487,217 439,252 395,290 353,330 312,369 275,412 238,457 203,504 173,552 144,604 118,654 92,706 72,759 52,817 37,872 25,926 13,984 7,1042 3,1098 0,1156 3,1213 7,1274 13,1328 23,1386 35,1444 52,1498 69,1553 92,1605 115,1658 140,1710 170,1761 200,1810 235,1857 271,1902 307,1945 350,1987 392,2027 435,2065 482,2099 530,2132 579,2163 630,2190 683,2215 735,2236 789,2258 844,2275 899,2289 957,2300 1014,2310 1072,2314 1129,2320 1187,2320 1246,2314 1304,2310 1361,2302 1416,2289 1474,2278 1530,2259 1583,2239 1636,2217 1688,2193 1741,2164 1789,2135 1838,2102 1884,2068 1929,2033 1972,1993 2011,1951 2048,1908 2086,1863 2119,1815 2151,1768 2181,1718 2208,1666 2231,1612 2253,1560 2270,1506 2286,1451 2299,1393 2309,1336 2319,1278 2323,1222 2323,1164"><text:p/></draw:polyline><draw:line draw:style-name="gr10" draw:text-style-name="P37" svg:x1="1.167cm" svg:y1="1.805cm" svg:x2="4.844cm" svg:y2="1.805cm"><text:p/></draw:line><draw:line draw:style-name="gr11" draw:text-style-name="P37" svg:x1="1.132cm" svg:y1="1.775cm" svg:x2="1.19cm" svg:y2="1.833cm"><text:p/></draw:line><draw:line draw:style-name="gr11" draw:text-style-name="P37" svg:x1="4.827cm" svg:y1="1.783cm" svg:x2="4.882cm" svg:y2="1.841cm"><text:p/></draw:line><draw:frame draw:style-name="gr12" draw:text-style-name="P39" svg:width="0.521cm" svg:height="0.689cm" svg:x="0.915cm" svg:y="1.282cm"><draw:text-box><text:p text:style-name="P38"><text:span text:style-name="T35">O</text:span></text:p></draw:text-box></draw:frame><draw:frame draw:style-name="gr13" draw:text-style-name="P39" svg:width="0.595cm" svg:height="0.689cm" svg:x="4.782cm" svg:y="1.332cm"><draw:text-box><text:p text:style-name="P38"><text:span text:style-name="T35">O'</text:span></text:p></draw:text-box></draw:frame><draw:line draw:style-name="gr14" draw:text-style-name="P36" svg:x1="2.98cm" svg:y1="0cm" svg:x2="2.98cm" svg:y2="3.46cm"><text:p/></draw:line></draw:g></text:p>
          </table:table-cell>
          <table:table-cell table:style-name="Tableau2.B2" office:value-type="string">
            <text:p text:style-name="P13"><text:span text:style-name="T31">Le symétrique d’un cercle est le cercle </text:span><text:span text:style-name="tfMasqué_20_sur_20_fond_20_vert"><text:span text:style-name="T31">de même rayon</text:span></text:span><text:span text:style-name="T31"> dont le centre est </text:span><text:span text:style-name="tfMasqué_20_sur_20_fond_20_vert"><text:span text:style-name="T31">le symétrique du centre du 1</text:span></text:span><text:span text:style-name="tfMasqué_20_sur_20_fond_20_vert"><text:span text:style-name="T32">er</text:span></text:span><text:span text:style-name="tfMasqué_20_sur_20_fond_20_vert"><text:span text:style-name="T31"> cercle</text:span></text:span></text:p>
          </table:table-cell>
        </table:table-row>
      </table:table>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Gras Italique"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styles>
    <draw:stroke-dash draw:name="Dashed_20__28_var_29__20_3" draw:display-name="Dashed (var) 3" draw:style="rect" draw:dots1="1" draw:dots1-length="0.002cm" draw:dots2="1" draw:dots2-length="0.002cm" draw:distance="0.002cm"/>
    <draw:stroke-dash draw:name="Long_20_Dash" draw:display-name="Long Dash" draw:style="rect" draw:dots1="1" draw:dots1-length="109%" draw:distance="5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 style:font-family-generic="roman" style:font-pitch="variable" fo:font-size="1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fTitre_20_Chapitre" style:display-name="tfTitre Chapitre" style:family="paragraph" style:parent-style-name="Standard" style:next-style-name="Standard" style:class="chapter">
      <style:paragraph-properties fo:padding="0cm" fo:border-left="none" fo:border-right="none" fo:border-top="none" fo:border-bottom="0.99pt solid #000000" style:shadow="none"/>
      <style:text-properties fo:text-transform="uppercase" style:font-name="Arial1" fo:font-family="Arial" style:font-family-generic="swiss" style:font-pitch="variable" fo:font-size="26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199cm" style:contextual-spacing="false" fo:padding="0cm" fo:border="none" style:shadow="none"/>
      <style:text-properties fo:text-transform="uppercase" style:font-name="Arial2" fo:font-family="Arial" style:font-style-name="Gras Italique" style:font-family-generic="swiss" style:font-pitch="variable" fo:font-size="22pt" fo:font-style="italic" fo:font-weight="bold" style:font-size-asian="20pt" style:font-weight-asian="bold" style:font-size-complex="20pt" style:font-weight-complex="bold"/>
    </style:style>
    <style:style style:name="tfCours" style:family="paragraph" style:parent-style-name="Standard">
      <loext:graphic-properties draw:fill="solid" draw:fill-color="#99cc99" draw:fill-image-width="0cm" draw:fill-image-height="0cm"/>
      <style:paragraph-properties fo:background-color="#99cc99"/>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fMasqué_20_sur_20_fond_20_vert" style:display-name="tfMasqué sur fond vert" style:family="text">
      <style:text-properties fo:font-variant="normal" fo:text-transform="none" fo:color="#000000" loext:opacity="100%" style:font-name="Times New Roman2" fo:font-family="'Times New Roman'" style:font-style-name="Normal" style:font-family-generic="roman" style:font-pitch="variable" fo:font-size="18pt" fo:font-style="normal" fo:font-weight="normal" style:font-size-asian="11pt" style:font-style-asian="italic" style:font-weight-asian="bold" style:font-size-complex="11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0" number:min-decimal-places="0" number:min-integer-digits="1" number:grouping="true"/>
      <number:text> </number:text>
      <number:currency-symbol number:language="fr" number:country="FR">F</number:currency-symbol>
    </number:currency-style>
    <number:currency-style style:name="N114">
      <number:text>-</number:text>
      <number:number number:decimal-places="0" number:min-decimal-places="0" number:min-integer-digits="1" number:grouping="true"/>
      <number:text> </number:text>
      <number:currency-symbol number:language="fr" number:country="FR">F</number:currency-symbol>
      <style:map style:condition="value()&gt;=0" style:apply-style-name="N114P0"/>
    </number:currency-style>
    <number:currency-style style:name="N113P0" style:volatile="true">
      <number:number number:decimal-places="2" number:min-decimal-places="2" number:min-integer-digits="1" number:grouping="true"/>
      <number:text> </number:text>
      <number:currency-symbol number:language="fr" number:country="FR">F</number:currency-symbol>
    </number:currency-style>
    <number:currency-style style:name="N113">
      <number:text>-</number:text>
      <number:number number:decimal-places="2" number:min-decimal-places="2" number:min-integer-digits="1" number:grouping="true"/>
      <number:text> </number:text>
      <number:currency-symbol number:language="fr" number:country="FR">F</number:currency-symbol>
      <style:map style:condition="value()&gt;=0" style:apply-style-name="N113P0"/>
    </number:currency-style>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0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08P0"/>
    </number:currency-styl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Right_20_Page" style:display-name="Right Page" style:page-layout-name="Mpm2" draw:style-name="Mdp1" style:next-style-name="Left_20_Page"/>
    <style:master-page style:name="Left_20_Page" style:display-name="Left Page" style:page-layout-name="Mpm3"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2T18:21:31.853543961</meta:creation-date>
    <dc:date>2023-05-06T18:40:53.937031708</dc:date>
    <meta:editing-duration>PT1H11M42S</meta:editing-duration>
    <meta:editing-cycles>5</meta:editing-cycles>
    <meta:generator>LibreOffice/7.3.7.2$Linux_X86_64 LibreOffice_project/30$Build-2</meta:generator>
    <meta:document-statistic meta:table-count="2" meta:image-count="0" meta:object-count="0" meta:page-count="4" meta:paragraph-count="49" meta:word-count="283" meta:character-count="1534" meta:non-whitespace-character-count="1287"/>
  </office:meta>
</office:document-meta>
</file>